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6.806cm" table:align="margins"/>
    </style:style>
    <style:style style:name="Tableau2.A" style:family="table-column">
      <style:table-column-properties style:column-width="16.806cm" style:rel-column-width="65535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6.806cm" table:align="margins"/>
    </style:style>
    <style:style style:name="Tableau3.A" style:family="table-column">
      <style:table-column-properties style:column-width="16.806cm" style:rel-column-width="65535*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6.806cm" table:align="margins"/>
    </style:style>
    <style:style style:name="Tableau4.A" style:family="table-column">
      <style:table-column-properties style:column-width="16.806cm" style:rel-column-width="65535*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1ff3" officeooo:paragraph-rsid="00151f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f1cd" officeooo:paragraph-rsid="0018f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cf3f" officeooo:paragraph-rsid="0012cf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officeooo:paragraph-rsid="0018f1cd"/>
    </style:style>
    <style:style style:name="T1" style:family="text">
      <style:text-properties officeooo:rsid="0012d9a8"/>
    </style:style>
    <style:style style:name="T2" style:family="text">
      <style:text-properties officeooo:rsid="00151ff3"/>
    </style:style>
    <style:style style:name="T3" style:family="text">
      <style:text-properties officeooo:rsid="00168463"/>
    </style:style>
    <style:style style:name="T4" style:family="text">
      <style:text-properties officeooo:rsid="0018f1cd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f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ef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officeooo:rsid="001d9d7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Style par défaut">
        <table:table-column table:style-name="Tableau1.A"/>
        <table:table-row table:style-name="Tableau1.1">
          <table:table-cell table:style-name="Tableau1.A1" office:value-type="string">
            <text:p text:style-name="P5">Identification</text:p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1">Numéro :<text:span text:style-name="T4">cas F-C-3</text:span></text:p>
                </table:table-cell>
              </table:table-row>
              <table:table-row>
                <table:table-cell table:style-name="Tableau2.A2" office:value-type="string">
                  <text:p text:style-name="P1">Nom :<text:span text:style-name="T4">Modifier les données d’un membre</text:span></text:p>
                </table:table-cell>
              </table:table-row>
              <table:table-row>
                <table:table-cell table:style-name="Tableau2.A2" office:value-type="string">
                  <text:p text:style-name="P1">Acteurs :<text:span text:style-name="T7">membre inscrit</text:span></text:p>
                </table:table-cell>
              </table:table-row>
              <table:table-row>
                <table:table-cell table:style-name="Tableau2.A2" office:value-type="string">
                  <text:p text:style-name="P1">Description succincte :<text:span text:style-name="T4">Modifier les données d’un membre ou supprimer un favori (supprimer un commentaire ? Une réponse ou une question? Une recette ?)</text:span></text:p>
                </table:table-cell>
              </table:table-row>
              <table:table-row>
                <table:table-cell table:style-name="Tableau2.A2" office:value-type="string">
                  <text:p text:style-name="P1">Auteur :<text:span text:style-name="T4">Christine Zedday</text:span></text:p>
                </table:table-cell>
              </table:table-row>
              <table:table-row>
                <table:table-cell table:style-name="Tableau2.A2" office:value-type="string">
                  <text:p text:style-name="P1">Date : <text:span text:style-name="T4">8 novembre 2019</text:span></text:p>
                </table:table-cell>
              </table:table-row>
              <table:table-row>
                <table:table-cell table:style-name="Tableau2.A2" office:value-type="string">
                  <text:p text:style-name="P1">Préconditions : <text:span text:style-name="T4">membre inscrit et loggé</text:span></text:p>
                </table:table-cell>
              </table:table-row>
              <table:table-row>
                <table:table-cell table:style-name="Tableau2.A2" office:value-type="string">
                  <text:p text:style-name="P1">Démarrage : <text:span text:style-name="T4">Le membre a sélectionné son compte ou espace perso tableau de bord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5">Description des scenarios</text:p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1">Scénario nominal :</text:p>
                  <text:p text:style-name="P4">1. Le membre sélectionne aller sur son compte perso</text:p>
                  <text:p text:style-name="P4">2. Le système affiche la page du compte</text:p>
                  <text:p text:style-name="P4">3. Le membre sélectionne modifier/supprimer pour telle ou telle partie</text:p>
                  <text:p text:style-name="P4">4. Le système lui permet d’éditer le champ ou le supprime (hors champs obligatoires)</text:p>
                  <text:p text:style-name="P4">5. Le membre valide </text:p>
                  <text:p text:style-name="P4">6. Le système ré-affiche la page avec message de confirmation</text:p>
                </table:table-cell>
              </table:table-row>
              <table:table-row>
                <table:table-cell table:style-name="Tableau3.A2" office:value-type="string">
                  <text:p text:style-name="P1">Scénarios alternatifs :</text:p>
                  <text:p text:style-name="P6"><text:span text:style-name="T5">5a. Le membre a supprimé un champ obligatoire, ou rentré une donnée non conforme → message d’erreur, </text:span><text:span text:style-name="T6">et modif non prise en compte</text:span></text:p>
                </table:table-cell>
              </table:table-row>
              <table:table-row>
                <table:table-cell table:style-name="Tableau3.A2" office:value-type="string">
                  <text:p text:style-name="P1">S<text:span text:style-name="T3">cénarios d’exception : La modification/suppression en bdd n’a pas marché, message d’erreur</text:span></text:p>
                </table:table-cell>
              </table:table-row>
              <table:table-row>
                <table:table-cell table:style-name="Tableau3.A2" office:value-type="string">
                  <text:p text:style-name="P1">Fin : </text:p>
                </table:table-cell>
              </table:table-row>
              <table:table-row>
                <table:table-cell table:style-name="Tableau3.A2" office:value-type="string">
                  <text:p text:style-name="P1">Post conditions :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5"><text:span text:style-name="T1">C</text:span>ompléments</text:p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3">Ergonomie :</text:p>
                </table:table-cell>
              </table:table-row>
              <table:table-row>
                <table:table-cell table:style-name="Tableau4.A2" office:value-type="string">
                  <text:p text:style-name="P2">P<text:span text:style-name="T2">erformance attendue :</text:span></text:p>
                </table:table-cell>
              </table:table-row>
              <table:table-row>
                <table:table-cell table:style-name="Tableau4.A2" office:value-type="string">
                  <text:p text:style-name="P2">P<text:span text:style-name="T2">roblèmes non résolus : Est-ce qu’on donne le droit aux membres de tout supprimer même si pas de données perso (recettes, FAQ?)</text:span></text:p>
                </table:table-cell>
              </table:table-row>
            </table:table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1T17:31:12.136000000</meta:creation-date>
    <meta:generator>LibreOffice/6.3.2.2$Windows_X86_64 LibreOffice_project/98b30e735bda24bc04ab42594c85f7fd8be07b9c</meta:generator>
    <dc:date>2019-11-13T09:45:40.497000000</dc:date>
    <meta:editing-duration>PT15M58S</meta:editing-duration>
    <meta:editing-cycles>8</meta:editing-cycles>
    <meta:document-statistic meta:table-count="4" meta:image-count="0" meta:object-count="0" meta:page-count="1" meta:paragraph-count="26" meta:word-count="196" meta:character-count="1209" meta:non-whitespace-character-count="1037"/>
  </office:meta>
</office:document-meta>
</file>